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draw:marker-start-width="0.358cm" draw:marker-end-width="0.358cm" draw:fill-color="#ffd7d7" draw:textarea-horizontal-align="justify" draw:textarea-vertical-align="middle" draw:auto-grow-height="false" fo:min-height="10.324cm" fo:min-width="7.598cm" fo:padding-top="0.177cm" fo:padding-bottom="0.177cm" fo:padding-left="0.302cm" fo:padding-right="0.302cm"/>
    </style:style>
    <style:style style:name="gr2" style:family="graphic" style:parent-style-name="standard">
      <style:graphic-properties draw:textarea-horizontal-align="justify" draw:textarea-vertical-align="middle" draw:auto-grow-height="false" fo:min-height="1.164cm" fo:min-width="1.798cm"/>
      <style:paragraph-properties style:writing-mode="lr-tb"/>
    </style:style>
    <style:style style:name="gr3" style:family="graphic" style:parent-style-name="standard" style:list-style-name="L1">
      <style:graphic-properties draw:fill-color="#fff5ce" draw:textarea-horizontal-align="justify" draw:textarea-vertical-align="middle" draw:auto-grow-height="false" fo:min-height="1.5cm" fo:min-width="1.5cm"/>
      <style:paragraph-properties style:writing-mode="lr-tb"/>
    </style:style>
    <style:style style:name="gr4" style:family="graphic" style:parent-style-name="objectwithoutfill">
      <style:graphic-properties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 style:list-style-name="L1">
      <style:graphic-properties draw:fill-color="#fff5ce" draw:textarea-horizontal-align="justify" draw:textarea-vertical-align="middle" draw:auto-grow-height="false" fo:min-height="1.5cm" fo:min-width="1.5cm"/>
      <style:paragraph-properties style:writing-mode="lr-tb"/>
    </style:style>
    <style:style style:name="gr9" style:family="graphic" style:parent-style-name="objectwithoutfill">
      <style:graphic-properties svg:stroke-width="0.106cm" svg:stroke-color="#e8a202" draw:marker-start-width="0.3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e8a202" draw:marker-start-width="0.359cm" draw:marker-end="Arrowheads_20_7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e8a202" draw:marker-start-width="0.359cm" draw:marker-end="Arrowheads_20_8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 style:list-style-name="L1">
      <style:graphic-properties draw:fill-color="#fff5ce" draw:textarea-horizontal-align="justify" draw:textarea-vertical-align="middle" draw:auto-grow-height="false" fo:min-height="1.5cm" fo:min-width="1.5cm"/>
      <style:paragraph-properties style:writing-mode="lr-tb"/>
    </style:style>
    <style:style style:name="gr13" style:family="graphic" style:parent-style-name="objectwithoutfill">
      <style:graphic-properties svg:stroke-width="0.106cm" svg:stroke-color="#e8a202" draw:marker-start-width="0.359cm" draw:marker-end="Arrowheads_20_9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e8a202" draw:marker-start-width="0.359cm" draw:marker-end="Arrowheads_20_10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e8a202" draw:marker-start-width="0.359cm" draw:marker-end="Arrowheads_20_11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 style:list-style-name="L1">
      <style:graphic-properties draw:fill-color="#fff5ce" draw:textarea-horizontal-align="justify" draw:textarea-vertical-align="middle" draw:auto-grow-height="false" fo:min-height="1.5cm" fo:min-width="1.5cm"/>
      <style:paragraph-properties style:writing-mode="lr-tb"/>
    </style:style>
    <style:style style:name="gr17" style:family="graphic" style:parent-style-name="standard" style:list-style-name="L1">
      <style:graphic-properties draw:fill-color="#fff5ce" draw:textarea-horizontal-align="justify" draw:textarea-vertical-align="middle" draw:auto-grow-height="false" fo:min-height="1.5cm" fo:min-width="1.5cm"/>
      <style:paragraph-properties style:writing-mode="lr-tb"/>
    </style:style>
    <style:style style:name="gr18" style:family="graphic" style:parent-style-name="standard" style:list-style-name="L1">
      <style:graphic-properties draw:fill-color="#fff5ce" draw:textarea-horizontal-align="justify" draw:textarea-vertical-align="middle" draw:auto-grow-height="false" fo:min-height="1.5cm" fo:min-width="1.5cm"/>
      <style:paragraph-properties style:writing-mode="lr-tb"/>
    </style:style>
    <style:style style:name="gr19" style:family="graphic" style:parent-style-name="objectwithoutfill">
      <style:graphic-properties svg:stroke-width="0.106cm" svg:stroke-color="#e8a202" draw:marker-start-width="0.359cm" draw:marker-end="Arrowheads_20_12" draw:marker-end-width="0.459cm" draw:fill="none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e8a202" draw:marker-start-width="0.359cm" draw:marker-end="Arrowheads_20_13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e8a202" draw:marker-start-width="0.359cm" draw:marker-end="Arrowheads_20_14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d7d7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fff5ce"/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5cm" svg:height="15cm" svg:x="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25cm" svg:height="2cm" svg:x="6.3cm" svg:y="12.25cm">
          <text:p text:style-name="P2"><text:span text:style-name="T1">Nivel 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25cm" svg:height="2cm" svg:x="6.25cm" svg:y="7cm">
          <text:p text:style-name="P3"><text:span text:style-name="T1">Nivel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25cm" svg:height="2cm" svg:x="12.15cm" svg:y="6.7cm">
          <text:p text:style-name="P3"><text:span text:style-name="T1">Nivel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25cm" svg:height="2cm" svg:x="11.9cm" svg:y="12.25cm">
          <text:p text:style-name="P3"><text:span text:style-name="T1">Nivel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25cm" svg:height="2cm" svg:x="9.05cm" svg:y="16.25cm">
          <text:p text:style-name="P3"><text:span text:style-name="T1">Nivel 4</text:span></text:p>
          <text:p text:style-name="P3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cm" svg:height="1.75cm" svg:x="2.35cm" svg:y="12.25cm">
          <text:p text:style-name="P3"><text:span text:style-name="T1">S1.1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7.75cm" svg:y1="12.25cm" svg:x2="7.75cm" svg:y2="9cm">
          <text:p/>
        </draw:line>
        <draw:line draw:style-name="gr5" draw:text-style-name="P5" draw:layer="layout" svg:x1="9.45cm" svg:y1="7.75cm" svg:x2="12.2cm" svg:y2="7.75cm">
          <text:p/>
        </draw:line>
        <draw:line draw:style-name="gr6" draw:text-style-name="P5" draw:layer="layout" svg:x1="13.75cm" svg:y1="8.75cm" svg:x2="13.75cm" svg:y2="12.25cm">
          <text:p/>
        </draw:line>
        <draw:line draw:style-name="gr7" draw:text-style-name="P5" draw:layer="layout" svg:x1="13.25cm" svg:y1="14.25cm" svg:x2="11.75cm" svg:y2="16.5cm">
          <text:p/>
        </draw:line>
        <draw:custom-shape draw:style-name="gr8" draw:text-style-name="P4" draw:layer="layout" svg:width="2cm" svg:height="1.75cm" svg:x="2.4cm" svg:y="6.9cm">
          <text:p text:style-name="P3"><text:span text:style-name="T1">S1.2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6.25cm" svg:y1="13.25cm" svg:x2="4.25cm" svg:y2="13.25cm">
          <text:p/>
        </draw:line>
        <draw:line draw:style-name="gr10" draw:text-style-name="P5" draw:layer="layout" svg:x1="3.5cm" svg:y1="12.25cm" svg:x2="3.5cm" svg:y2="8.75cm">
          <text:p/>
        </draw:line>
        <draw:line draw:style-name="gr11" draw:text-style-name="P5" draw:layer="layout" svg:x1="4.5cm" svg:y1="7.75cm" svg:x2="6.25cm" svg:y2="7.75cm">
          <text:p/>
        </draw:line>
        <draw:custom-shape draw:style-name="gr12" draw:text-style-name="P4" draw:layer="layout" svg:width="2cm" svg:height="1.75cm" svg:x="12.75cm" svg:y="2.75cm">
          <text:p text:style-name="P3"><text:span text:style-name="T1">S2.2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8cm" svg:y1="6.75cm" svg:x2="8cm" svg:y2="4.5cm">
          <text:p/>
        </draw:line>
        <draw:line draw:style-name="gr14" draw:text-style-name="P5" draw:layer="layout" svg:x1="9.25cm" svg:y1="3.75cm" svg:x2="12.75cm" svg:y2="3.75cm">
          <text:p/>
        </draw:line>
        <draw:line draw:style-name="gr15" draw:text-style-name="P5" draw:layer="layout" svg:x1="13.75cm" svg:y1="4.5cm" svg:x2="13.75cm" svg:y2="6.5cm">
          <text:p/>
        </draw:line>
        <draw:custom-shape draw:style-name="gr16" draw:text-style-name="P4" draw:layer="layout" svg:width="2cm" svg:height="1.75cm" svg:x="7.15cm" svg:y="2.75cm">
          <text:p text:style-name="P3"><text:span text:style-name="T1">S2.1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cm" svg:height="1.75cm" svg:x="16.65cm" svg:y="6.85cm">
          <text:p text:style-name="P3"><text:span text:style-name="T1">S3.1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2cm" svg:height="1.75cm" svg:x="16.65cm" svg:y="12.15cm">
          <text:p text:style-name="P3"><text:span text:style-name="T1">S3.2</text:span>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15.5cm" svg:y1="7.75cm" svg:x2="16.75cm" svg:y2="7.75cm">
          <text:p/>
        </draw:line>
        <draw:line draw:style-name="gr20" draw:text-style-name="P5" draw:layer="layout" svg:x1="17.5cm" svg:y1="8.5cm" svg:x2="17.5cm" svg:y2="12.25cm">
          <text:p/>
        </draw:line>
        <draw:line draw:style-name="gr21" draw:text-style-name="P5" draw:layer="layout" svg:x1="16.75cm" svg:y1="13.25cm" svg:x2="15.25cm" svg:y2="13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2T12:45:32.160285904</meta:creation-date>
    <dc:date>2023-07-12T13:31:54.522141372</dc:date>
    <meta:editing-duration>PT24M59S</meta:editing-duration>
    <meta:editing-cycles>1</meta:editing-cycles>
    <meta:document-statistic meta:object-count="25"/>
    <meta:generator>LibreOffice/7.3.7.2$Linux_X86_64 LibreOffice_project/30$Build-2</meta:generator>
  </office:meta>
</office:document-meta>
</file>